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ngst ein Klassiker und Millionen können aus ihm zitieren: Der Kleine Prinz lebt zusammen mit seiner Rose auf dem Planeten Asteroid B 612 und besucht die Erde. Hier lernt er neben dem Erzähler, der mit seinem Flugzeug in der Wüste notlandete, unter anderem den Fuchs kennen, der ihm das Vertraut-machen erklärt: "Du bist zeitlebens dafür verantwortlich für das, was Du Dir vertraut gemacht hast“. Ein weltbekanntes Buch voller Weisheiten und mit vielen geläufigen Zitaten, wie "Man sieht nur mit dem Herzen gut“ oder "Das Eigentliche ist unsichtba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5T14:36:05.855000000</dc:date>
    <meta:editing-duration>PT4S</meta:editing-duration>
    <meta:editing-cycles>1</meta:editing-cycles>
    <meta:document-statistic meta:table-count="0" meta:image-count="0" meta:object-count="0" meta:page-count="1" meta:paragraph-count="1" meta:word-count="87" meta:character-count="550" meta:non-whitespace-character-count="463"/>
    <meta:generator>LibreOffice/7.3.7.2$Windows_X86_64 LibreOffice_project/e114eadc50a9ff8d8c8a0567d6da8f454beeb84f</meta:generator>
  </office:meta>
</office:document-meta>
</file>